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6cm"/>
    </style:style>
    <style:style style:name="co2" style:family="table-column">
      <style:table-column-properties fo:break-before="auto" style:column-width="1.953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5.946cm"/>
    </style:style>
    <style:style style:name="co5" style:family="table-column">
      <style:table-column-properties fo:break-before="auto" style:column-width="4.459cm"/>
    </style:style>
    <style:style style:name="co6" style:family="table-column">
      <style:table-column-properties fo:break-before="auto" style:column-width="1.4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23.239cm" svg:y="0.1cm">
            <draw:object draw:notify-on-update-of-ranges="Tabelle1.F1:Tabelle1.F1 Tabelle1.F2:Tabelle1.F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entf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stei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015424" calcext:value-type="float">
            <text:p>48,015424</text:p>
          </table:table-cell>
          <table:table-cell office:value-type="float" office:value="14.415071" calcext:value-type="float">
            <text:p>14,415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.01545" calcext:value-type="float">
            <text:p>48,01545</text:p>
          </table:table-cell>
          <table:table-cell office:value-type="float" office:value="14.4151" calcext:value-type="float">
            <text:p>14,4151</text:p>
          </table:table-cell>
          <table:table-cell table:formula="of:=ACOS(SIN(RADIANS([.B2]))*SIN(RADIANS([.B3]))+COS(RADIANS([.B2]))*COS(RADIANS([.B3]))*COS(RADIANS([.C3]-[.C2])))*6378.137+[.D2]" office:value-type="float" office:value="0.00361158260703092" calcext:value-type="float">
            <text:p>0,0036115826</text:p>
          </table:table-cell>
          <table:table-cell table:formula="of:=ACOS(SIN(RADIANS([.B2]))*SIN(RADIANS([.B3]))+COS(RADIANS([.B2]))*COS(RADIANS([.B3]))*COS(RADIANS([.C3]-[.C2])))*6378.137*1000" office:value-type="float" office:value="3.61158260703092" calcext:value-type="float">
            <text:p>3,611582607</text:p>
          </table:table-cell>
          <table:table-cell office:value-type="float" office:value="315" calcext:value-type="float">
            <text:p>315</text:p>
          </table:table-cell>
          <table:table-cell table:formula="of:=[.F3]-[.F2]" office:value-type="float" office:value="0" calcext:value-type="float">
            <text:p>0</text:p>
          </table:table-cell>
          <table:table-cell table:formula="of:=[.G3]*100/[.E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.01523" calcext:value-type="float">
            <text:p>48,01523</text:p>
          </table:table-cell>
          <table:table-cell office:value-type="float" office:value="14.41558" calcext:value-type="float">
            <text:p>14,41558</text:p>
          </table:table-cell>
          <table:table-cell table:formula="of:=ACOS(SIN(RADIANS([.B3]))*SIN(RADIANS([.B4]))+COS(RADIANS([.B3]))*COS(RADIANS([.B4]))*COS(RADIANS([.C4]-[.C3])))*6378.137+[.D3]" office:value-type="float" office:value="0.0469400471674353" calcext:value-type="float">
            <text:p>0,0469400472</text:p>
          </table:table-cell>
          <table:table-cell table:formula="of:=ACOS(SIN(RADIANS([.B3]))*SIN(RADIANS([.B4]))+COS(RADIANS([.B3]))*COS(RADIANS([.B4]))*COS(RADIANS([.C4]-[.C3])))*6378.137*1000" office:value-type="float" office:value="43.3284645604044" calcext:value-type="float">
            <text:p>43,3284645604</text:p>
          </table:table-cell>
          <table:table-cell office:value-type="float" office:value="315" calcext:value-type="float">
            <text:p>315</text:p>
          </table:table-cell>
          <table:table-cell table:formula="of:=[.F4]-[.F3]" office:value-type="float" office:value="0" calcext:value-type="float">
            <text:p>0</text:p>
          </table:table-cell>
          <table:table-cell table:formula="of:=[.G4]*100/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01496" calcext:value-type="float">
            <text:p>48,01496</text:p>
          </table:table-cell>
          <table:table-cell office:value-type="float" office:value="14.41593" calcext:value-type="float">
            <text:p>14,41593</text:p>
          </table:table-cell>
          <table:table-cell table:formula="of:=ACOS(SIN(RADIANS([.B4]))*SIN(RADIANS([.B5]))+COS(RADIANS([.B4]))*COS(RADIANS([.B5]))*COS(RADIANS([.C5]-[.C4])))*6378.137+[.D4]" office:value-type="float" office:value="0.0867226689613737" calcext:value-type="float">
            <text:p>0,086722669</text:p>
          </table:table-cell>
          <table:table-cell table:formula="of:=ACOS(SIN(RADIANS([.B4]))*SIN(RADIANS([.B5]))+COS(RADIANS([.B4]))*COS(RADIANS([.B5]))*COS(RADIANS([.C5]-[.C4])))*6378.137*1000" office:value-type="float" office:value="39.7826217939384" calcext:value-type="float">
            <text:p>39,7826217939</text:p>
          </table:table-cell>
          <table:table-cell office:value-type="float" office:value="316" calcext:value-type="float">
            <text:p>316</text:p>
          </table:table-cell>
          <table:table-cell table:formula="of:=[.F5]-[.F4]" office:value-type="float" office:value="1" calcext:value-type="float">
            <text:p>1</text:p>
          </table:table-cell>
          <table:table-cell table:formula="of:=[.G5]*100/[.E5]" office:value-type="float" office:value="2.51366037457181" calcext:value-type="float">
            <text:p>2,51366037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.01272" calcext:value-type="float">
            <text:p>48,01272</text:p>
          </table:table-cell>
          <table:table-cell office:value-type="float" office:value="14.418" calcext:value-type="float">
            <text:p>14,418</text:p>
          </table:table-cell>
          <table:table-cell table:formula="of:=ACOS(SIN(RADIANS([.B5]))*SIN(RADIANS([.B6]))+COS(RADIANS([.B5]))*COS(RADIANS([.B6]))*COS(RADIANS([.C6]-[.C5])))*6378.137+[.D5]" office:value-type="float" office:value="0.379877302066833" calcext:value-type="float">
            <text:p>0,3798773021</text:p>
          </table:table-cell>
          <table:table-cell table:formula="of:=ACOS(SIN(RADIANS([.B5]))*SIN(RADIANS([.B6]))+COS(RADIANS([.B5]))*COS(RADIANS([.B6]))*COS(RADIANS([.C6]-[.C5])))*6378.137*1000" office:value-type="float" office:value="293.154633105459" calcext:value-type="float">
            <text:p>293,1546331055</text:p>
          </table:table-cell>
          <table:table-cell office:value-type="float" office:value="337" calcext:value-type="float">
            <text:p>337</text:p>
          </table:table-cell>
          <table:table-cell table:formula="of:=[.F6]-[.F5]" office:value-type="float" office:value="21" calcext:value-type="float">
            <text:p>21</text:p>
          </table:table-cell>
          <table:table-cell table:formula="of:=[.G6]*100/[.E6]" office:value-type="float" office:value="7.16345492395663" calcext:value-type="float">
            <text:p>7,16345492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01237" calcext:value-type="float">
            <text:p>48,01237</text:p>
          </table:table-cell>
          <table:table-cell office:value-type="float" office:value="14.41838" calcext:value-type="float">
            <text:p>14,41838</text:p>
          </table:table-cell>
          <table:table-cell table:formula="of:=ACOS(SIN(RADIANS([.B6]))*SIN(RADIANS([.B7]))+COS(RADIANS([.B6]))*COS(RADIANS([.B7]))*COS(RADIANS([.C7]-[.C6])))*6378.137+[.D6]" office:value-type="float" office:value="0.428031445031943" calcext:value-type="float">
            <text:p>0,428031445</text:p>
          </table:table-cell>
          <table:table-cell table:formula="of:=ACOS(SIN(RADIANS([.B6]))*SIN(RADIANS([.B7]))+COS(RADIANS([.B6]))*COS(RADIANS([.B7]))*COS(RADIANS([.C7]-[.C6])))*6378.137*1000" office:value-type="float" office:value="48.1541429651099" calcext:value-type="float">
            <text:p>48,1541429651</text:p>
          </table:table-cell>
          <table:table-cell office:value-type="float" office:value="335" calcext:value-type="float">
            <text:p>335</text:p>
          </table:table-cell>
          <table:table-cell table:formula="of:=[.F7]-[.F6]" office:value-type="float" office:value="-2" calcext:value-type="float">
            <text:p>-2</text:p>
          </table:table-cell>
          <table:table-cell table:formula="of:=[.G7]*100/[.E7]" office:value-type="float" office:value="-4.15332903224776" calcext:value-type="float">
            <text:p>-4,15332903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01225" calcext:value-type="float">
            <text:p>48,01225</text:p>
          </table:table-cell>
          <table:table-cell office:value-type="float" office:value="14.41875" calcext:value-type="float">
            <text:p>14,41875</text:p>
          </table:table-cell>
          <table:table-cell table:formula="of:=ACOS(SIN(RADIANS([.B7]))*SIN(RADIANS([.B8]))+COS(RADIANS([.B7]))*COS(RADIANS([.B8]))*COS(RADIANS([.C8]-[.C7])))*6378.137+[.D7]" office:value-type="float" office:value="0.458652560046797" calcext:value-type="float">
            <text:p>0,45865256</text:p>
          </table:table-cell>
          <table:table-cell table:formula="of:=ACOS(SIN(RADIANS([.B7]))*SIN(RADIANS([.B8]))+COS(RADIANS([.B7]))*COS(RADIANS([.B8]))*COS(RADIANS([.C8]-[.C7])))*6378.137*1000" office:value-type="float" office:value="30.6211150148544" calcext:value-type="float">
            <text:p>30,6211150149</text:p>
          </table:table-cell>
          <table:table-cell office:value-type="float" office:value="336" calcext:value-type="float">
            <text:p>336</text:p>
          </table:table-cell>
          <table:table-cell table:formula="of:=[.F8]-[.F7]" office:value-type="float" office:value="1" calcext:value-type="float">
            <text:p>1</text:p>
          </table:table-cell>
          <table:table-cell table:formula="of:=[.G8]*100/[.E8]" office:value-type="float" office:value="3.26572040082439" calcext:value-type="float">
            <text:p>3,26572040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01217" calcext:value-type="float">
            <text:p>48,01217</text:p>
          </table:table-cell>
          <table:table-cell office:value-type="float" office:value="14.41906" calcext:value-type="float">
            <text:p>14,41906</text:p>
          </table:table-cell>
          <table:table-cell table:formula="of:=ACOS(SIN(RADIANS([.B8]))*SIN(RADIANS([.B9]))+COS(RADIANS([.B8]))*COS(RADIANS([.B9]))*COS(RADIANS([.C9]-[.C8])))*6378.137+[.D8]" office:value-type="float" office:value="0.483396265571419" calcext:value-type="float">
            <text:p>0,4833962656</text:p>
          </table:table-cell>
          <table:table-cell table:formula="of:=ACOS(SIN(RADIANS([.B8]))*SIN(RADIANS([.B9]))+COS(RADIANS([.B8]))*COS(RADIANS([.B9]))*COS(RADIANS([.C9]-[.C8])))*6378.137*1000" office:value-type="float" office:value="24.743705524622" calcext:value-type="float">
            <text:p>24,7437055246</text:p>
          </table:table-cell>
          <table:table-cell office:value-type="float" office:value="337" calcext:value-type="float">
            <text:p>337</text:p>
          </table:table-cell>
          <table:table-cell table:formula="of:=[.F9]-[.F8]" office:value-type="float" office:value="1" calcext:value-type="float">
            <text:p>1</text:p>
          </table:table-cell>
          <table:table-cell table:formula="of:=[.G9]*100/[.E9]" office:value-type="float" office:value="4.04143186639899" calcext:value-type="float">
            <text:p>4,041431866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.01217" calcext:value-type="float">
            <text:p>48,01217</text:p>
          </table:table-cell>
          <table:table-cell office:value-type="float" office:value="14.41941" calcext:value-type="float">
            <text:p>14,41941</text:p>
          </table:table-cell>
          <table:table-cell table:formula="of:=ACOS(SIN(RADIANS([.B9]))*SIN(RADIANS([.B10]))+COS(RADIANS([.B9]))*COS(RADIANS([.B10]))*COS(RADIANS([.C10]-[.C9])))*6378.137+[.D9]" office:value-type="float" office:value="0.509460560190658" calcext:value-type="float">
            <text:p>0,5094605602</text:p>
          </table:table-cell>
          <table:table-cell table:formula="of:=ACOS(SIN(RADIANS([.B9]))*SIN(RADIANS([.B10]))+COS(RADIANS([.B9]))*COS(RADIANS([.B10]))*COS(RADIANS([.C10]-[.C9])))*6378.137*1000" office:value-type="float" office:value="26.0642946192395" calcext:value-type="float">
            <text:p>26,0642946192</text:p>
          </table:table-cell>
          <table:table-cell office:value-type="float" office:value="339" calcext:value-type="float">
            <text:p>339</text:p>
          </table:table-cell>
          <table:table-cell table:formula="of:=[.F10]-[.F9]" office:value-type="float" office:value="2" calcext:value-type="float">
            <text:p>2</text:p>
          </table:table-cell>
          <table:table-cell table:formula="of:=[.G10]*100/[.E10]" office:value-type="float" office:value="7.67333253869718" calcext:value-type="float">
            <text:p>7,673332538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01278" calcext:value-type="float">
            <text:p>48,01278</text:p>
          </table:table-cell>
          <table:table-cell office:value-type="float" office:value="14.42105" calcext:value-type="float">
            <text:p>14,42105</text:p>
          </table:table-cell>
          <table:table-cell table:formula="of:=ACOS(SIN(RADIANS([.B10]))*SIN(RADIANS([.B11]))+COS(RADIANS([.B10]))*COS(RADIANS([.B11]))*COS(RADIANS([.C11]-[.C10])))*6378.137+[.D10]" office:value-type="float" office:value="0.649198546364772" calcext:value-type="float">
            <text:p>0,6491985464</text:p>
          </table:table-cell>
          <table:table-cell table:formula="of:=ACOS(SIN(RADIANS([.B10]))*SIN(RADIANS([.B11]))+COS(RADIANS([.B10]))*COS(RADIANS([.B11]))*COS(RADIANS([.C11]-[.C10])))*6378.137*1000" office:value-type="float" office:value="139.737986174114" calcext:value-type="float">
            <text:p>139,7379861741</text:p>
          </table:table-cell>
          <table:table-cell office:value-type="float" office:value="354" calcext:value-type="float">
            <text:p>354</text:p>
          </table:table-cell>
          <table:table-cell table:formula="of:=[.F11]-[.F10]" office:value-type="float" office:value="15" calcext:value-type="float">
            <text:p>15</text:p>
          </table:table-cell>
          <table:table-cell table:formula="of:=[.G11]*100/[.E11]" office:value-type="float" office:value="10.7343753911767" calcext:value-type="float">
            <text:p>10,73437539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.01304" calcext:value-type="float">
            <text:p>48,01304</text:p>
          </table:table-cell>
          <table:table-cell office:value-type="float" office:value="14.42157" calcext:value-type="float">
            <text:p>14,42157</text:p>
          </table:table-cell>
          <table:table-cell table:formula="of:=ACOS(SIN(RADIANS([.B11]))*SIN(RADIANS([.B12]))+COS(RADIANS([.B11]))*COS(RADIANS([.B12]))*COS(RADIANS([.C12]-[.C11])))*6378.137+[.D11]" office:value-type="float" office:value="0.697543458868623" calcext:value-type="float">
            <text:p>0,6975434589</text:p>
          </table:table-cell>
          <table:table-cell table:formula="of:=ACOS(SIN(RADIANS([.B11]))*SIN(RADIANS([.B12]))+COS(RADIANS([.B11]))*COS(RADIANS([.B12]))*COS(RADIANS([.C12]-[.C11])))*6378.137*1000" office:value-type="float" office:value="48.344912503851" calcext:value-type="float">
            <text:p>48,3449125039</text:p>
          </table:table-cell>
          <table:table-cell office:value-type="float" office:value="363" calcext:value-type="float">
            <text:p>363</text:p>
          </table:table-cell>
          <table:table-cell table:formula="of:=[.F12]-[.F11]" office:value-type="float" office:value="9" calcext:value-type="float">
            <text:p>9</text:p>
          </table:table-cell>
          <table:table-cell table:formula="of:=[.G12]*100/[.E12]" office:value-type="float" office:value="18.6162297827782" calcext:value-type="float">
            <text:p>18,61622978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.01312" calcext:value-type="float">
            <text:p>48,01312</text:p>
          </table:table-cell>
          <table:table-cell office:value-type="float" office:value="14.42182" calcext:value-type="float">
            <text:p>14,42182</text:p>
          </table:table-cell>
          <table:table-cell table:formula="of:=ACOS(SIN(RADIANS([.B12]))*SIN(RADIANS([.B13]))+COS(RADIANS([.B12]))*COS(RADIANS([.B13]))*COS(RADIANS([.C13]-[.C12])))*6378.137+[.D12]" office:value-type="float" office:value="0.718180850452602" calcext:value-type="float">
            <text:p>0,7181808505</text:p>
          </table:table-cell>
          <table:table-cell table:formula="of:=ACOS(SIN(RADIANS([.B12]))*SIN(RADIANS([.B13]))+COS(RADIANS([.B12]))*COS(RADIANS([.B13]))*COS(RADIANS([.C13]-[.C12])))*6378.137*1000" office:value-type="float" office:value="20.6373915839782" calcext:value-type="float">
            <text:p>20,637391584</text:p>
          </table:table-cell>
          <table:table-cell office:value-type="float" office:value="366" calcext:value-type="float">
            <text:p>366</text:p>
          </table:table-cell>
          <table:table-cell table:formula="of:=[.F13]-[.F12]" office:value-type="float" office:value="3" calcext:value-type="float">
            <text:p>3</text:p>
          </table:table-cell>
          <table:table-cell table:formula="of:=[.G13]*100/[.E13]" office:value-type="float" office:value="14.5367208243945" calcext:value-type="float">
            <text:p>14,536720824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.01308" calcext:value-type="float">
            <text:p>48,01308</text:p>
          </table:table-cell>
          <table:table-cell office:value-type="float" office:value="14.42255" calcext:value-type="float">
            <text:p>14,42255</text:p>
          </table:table-cell>
          <table:table-cell table:formula="of:=ACOS(SIN(RADIANS([.B13]))*SIN(RADIANS([.B14]))+COS(RADIANS([.B13]))*COS(RADIANS([.B14]))*COS(RADIANS([.C14]-[.C13])))*6378.137+[.D13]" office:value-type="float" office:value="0.7727248205767" calcext:value-type="float">
            <text:p>0,7727248206</text:p>
          </table:table-cell>
          <table:table-cell table:formula="of:=ACOS(SIN(RADIANS([.B13]))*SIN(RADIANS([.B14]))+COS(RADIANS([.B13]))*COS(RADIANS([.B14]))*COS(RADIANS([.C14]-[.C13])))*6378.137*1000" office:value-type="float" office:value="54.5439701240987" calcext:value-type="float">
            <text:p>54,5439701241</text:p>
          </table:table-cell>
          <table:table-cell office:value-type="float" office:value="367" calcext:value-type="float">
            <text:p>367</text:p>
          </table:table-cell>
          <table:table-cell table:formula="of:=[.F14]-[.F13]" office:value-type="float" office:value="1" calcext:value-type="float">
            <text:p>1</text:p>
          </table:table-cell>
          <table:table-cell table:formula="of:=[.G14]*100/[.E14]" office:value-type="float" office:value="1.83338322774231" calcext:value-type="float">
            <text:p>1,833383227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.01312" calcext:value-type="float">
            <text:p>48,01312</text:p>
          </table:table-cell>
          <table:table-cell office:value-type="float" office:value="14.42303" calcext:value-type="float">
            <text:p>14,42303</text:p>
          </table:table-cell>
          <table:table-cell table:formula="of:=ACOS(SIN(RADIANS([.B14]))*SIN(RADIANS([.B15]))+COS(RADIANS([.B14]))*COS(RADIANS([.B15]))*COS(RADIANS([.C15]-[.C14])))*6378.137+[.D14]" office:value-type="float" office:value="0.808745981151817" calcext:value-type="float">
            <text:p>0,8087459812</text:p>
          </table:table-cell>
          <table:table-cell table:formula="of:=ACOS(SIN(RADIANS([.B14]))*SIN(RADIANS([.B15]))+COS(RADIANS([.B14]))*COS(RADIANS([.B15]))*COS(RADIANS([.C15]-[.C14])))*6378.137*1000" office:value-type="float" office:value="36.021160575117" calcext:value-type="float">
            <text:p>36,0211605751</text:p>
          </table:table-cell>
          <table:table-cell office:value-type="float" office:value="372" calcext:value-type="float">
            <text:p>372</text:p>
          </table:table-cell>
          <table:table-cell table:formula="of:=[.F15]-[.F14]" office:value-type="float" office:value="5" calcext:value-type="float">
            <text:p>5</text:p>
          </table:table-cell>
          <table:table-cell table:formula="of:=[.G15]*100/[.E15]" office:value-type="float" office:value="13.8807298825734" calcext:value-type="float">
            <text:p>13,880729882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.01291" calcext:value-type="float">
            <text:p>48,01291</text:p>
          </table:table-cell>
          <table:table-cell office:value-type="float" office:value="14.42423" calcext:value-type="float">
            <text:p>14,42423</text:p>
          </table:table-cell>
          <table:table-cell table:formula="of:=ACOS(SIN(RADIANS([.B15]))*SIN(RADIANS([.B16]))+COS(RADIANS([.B15]))*COS(RADIANS([.B16]))*COS(RADIANS([.C16]-[.C15])))*6378.137+[.D15]" office:value-type="float" office:value="0.901115217250764" calcext:value-type="float">
            <text:p>0,9011152173</text:p>
          </table:table-cell>
          <table:table-cell table:formula="of:=ACOS(SIN(RADIANS([.B15]))*SIN(RADIANS([.B16]))+COS(RADIANS([.B15]))*COS(RADIANS([.B16]))*COS(RADIANS([.C16]-[.C15])))*6378.137*1000" office:value-type="float" office:value="92.3692360989463" calcext:value-type="float">
            <text:p>92,3692360989</text:p>
          </table:table-cell>
          <table:table-cell office:value-type="float" office:value="377" calcext:value-type="float">
            <text:p>377</text:p>
          </table:table-cell>
          <table:table-cell table:formula="of:=[.F16]-[.F15]" office:value-type="float" office:value="5" calcext:value-type="float">
            <text:p>5</text:p>
          </table:table-cell>
          <table:table-cell table:formula="of:=[.G16]*100/[.E16]" office:value-type="float" office:value="5.41305764902503" calcext:value-type="float">
            <text:p>5,4130576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.01287" calcext:value-type="float">
            <text:p>48,01287</text:p>
          </table:table-cell>
          <table:table-cell office:value-type="float" office:value="14.42586" calcext:value-type="float">
            <text:p>14,42586</text:p>
          </table:table-cell>
          <table:table-cell table:formula="of:=ACOS(SIN(RADIANS([.B16]))*SIN(RADIANS([.B17]))+COS(RADIANS([.B16]))*COS(RADIANS([.B17]))*COS(RADIANS([.C17]-[.C16])))*6378.137+[.D16]" office:value-type="float" office:value="1.0225807481961" calcext:value-type="float">
            <text:p>1,0225807482</text:p>
          </table:table-cell>
          <table:table-cell table:formula="of:=ACOS(SIN(RADIANS([.B16]))*SIN(RADIANS([.B17]))+COS(RADIANS([.B16]))*COS(RADIANS([.B17]))*COS(RADIANS([.C17]-[.C16])))*6378.137*1000" office:value-type="float" office:value="121.465530945336" calcext:value-type="float">
            <text:p>121,4655309453</text:p>
          </table:table-cell>
          <table:table-cell office:value-type="float" office:value="387" calcext:value-type="float">
            <text:p>387</text:p>
          </table:table-cell>
          <table:table-cell table:formula="of:=[.F17]-[.F16]" office:value-type="float" office:value="10" calcext:value-type="float">
            <text:p>10</text:p>
          </table:table-cell>
          <table:table-cell table:formula="of:=[.G17]*100/[.E17]" office:value-type="float" office:value="8.23278828336938" calcext:value-type="float">
            <text:p>8,23278828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.01287" calcext:value-type="float">
            <text:p>48,01287</text:p>
          </table:table-cell>
          <table:table-cell office:value-type="float" office:value="14.42689" calcext:value-type="float">
            <text:p>14,42689</text:p>
          </table:table-cell>
          <table:table-cell table:formula="of:=ACOS(SIN(RADIANS([.B17]))*SIN(RADIANS([.B18]))+COS(RADIANS([.B17]))*COS(RADIANS([.B18]))*COS(RADIANS([.C18]-[.C17])))*6378.137+[.D17]" office:value-type="float" office:value="1.09928353854857" calcext:value-type="float">
            <text:p>1,0992835385</text:p>
          </table:table-cell>
          <table:table-cell table:formula="of:=ACOS(SIN(RADIANS([.B17]))*SIN(RADIANS([.B18]))+COS(RADIANS([.B17]))*COS(RADIANS([.B18]))*COS(RADIANS([.C18]-[.C17])))*6378.137*1000" office:value-type="float" office:value="76.702790352466" calcext:value-type="float">
            <text:p>76,7027903525</text:p>
          </table:table-cell>
          <table:table-cell office:value-type="float" office:value="397" calcext:value-type="float">
            <text:p>397</text:p>
          </table:table-cell>
          <table:table-cell table:formula="of:=[.F18]-[.F17]" office:value-type="float" office:value="10" calcext:value-type="float">
            <text:p>10</text:p>
          </table:table-cell>
          <table:table-cell table:formula="of:=[.G18]*100/[.E18]" office:value-type="float" office:value="13.0373353486201" calcext:value-type="float">
            <text:p>13,037335348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01257" calcext:value-type="float">
            <text:p>48,01257</text:p>
          </table:table-cell>
          <table:table-cell office:value-type="float" office:value="14.42813" calcext:value-type="float">
            <text:p>14,42813</text:p>
          </table:table-cell>
          <table:table-cell table:formula="of:=ACOS(SIN(RADIANS([.B18]))*SIN(RADIANS([.B19]))+COS(RADIANS([.B18]))*COS(RADIANS([.B19]))*COS(RADIANS([.C19]-[.C18])))*6378.137+[.D18]" office:value-type="float" office:value="1.19747839602925" calcext:value-type="float">
            <text:p>1,197478396</text:p>
          </table:table-cell>
          <table:table-cell table:formula="of:=ACOS(SIN(RADIANS([.B18]))*SIN(RADIANS([.B19]))+COS(RADIANS([.B18]))*COS(RADIANS([.B19]))*COS(RADIANS([.C19]-[.C18])))*6378.137*1000" office:value-type="float" office:value="98.1948574806838" calcext:value-type="float">
            <text:p>98,1948574807</text:p>
          </table:table-cell>
          <table:table-cell office:value-type="float" office:value="408" calcext:value-type="float">
            <text:p>408</text:p>
          </table:table-cell>
          <table:table-cell table:formula="of:=[.F19]-[.F18]" office:value-type="float" office:value="11" calcext:value-type="float">
            <text:p>11</text:p>
          </table:table-cell>
          <table:table-cell table:formula="of:=[.G19]*100/[.E19]" office:value-type="float" office:value="11.2022159634621" calcext:value-type="float">
            <text:p>11,20221596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.01244" calcext:value-type="float">
            <text:p>48,01244</text:p>
          </table:table-cell>
          <table:table-cell office:value-type="float" office:value="14.42912" calcext:value-type="float">
            <text:p>14,42912</text:p>
          </table:table-cell>
          <table:table-cell table:formula="of:=ACOS(SIN(RADIANS([.B19]))*SIN(RADIANS([.B20]))+COS(RADIANS([.B19]))*COS(RADIANS([.B20]))*COS(RADIANS([.C20]-[.C19])))*6378.137+[.D19]" office:value-type="float" office:value="1.27260988545247" calcext:value-type="float">
            <text:p>1,2726098855</text:p>
          </table:table-cell>
          <table:table-cell table:formula="of:=ACOS(SIN(RADIANS([.B19]))*SIN(RADIANS([.B20]))+COS(RADIANS([.B19]))*COS(RADIANS([.B20]))*COS(RADIANS([.C20]-[.C19])))*6378.137*1000" office:value-type="float" office:value="75.1314894232246" calcext:value-type="float">
            <text:p>75,1314894232</text:p>
          </table:table-cell>
          <table:table-cell office:value-type="float" office:value="414" calcext:value-type="float">
            <text:p>414</text:p>
          </table:table-cell>
          <table:table-cell table:formula="of:=[.F20]-[.F19]" office:value-type="float" office:value="6" calcext:value-type="float">
            <text:p>6</text:p>
          </table:table-cell>
          <table:table-cell table:formula="of:=[.G20]*100/[.E20]" office:value-type="float" office:value="7.98599900795429" calcext:value-type="float">
            <text:p>7,9859990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.01216" calcext:value-type="float">
            <text:p>48,01216</text:p>
          </table:table-cell>
          <table:table-cell office:value-type="float" office:value="14.42993" calcext:value-type="float">
            <text:p>14,42993</text:p>
          </table:table-cell>
          <table:table-cell table:formula="of:=ACOS(SIN(RADIANS([.B20]))*SIN(RADIANS([.B21]))+COS(RADIANS([.B20]))*COS(RADIANS([.B21]))*COS(RADIANS([.C21]-[.C20])))*6378.137+[.D20]" office:value-type="float" office:value="1.34050741496241" calcext:value-type="float">
            <text:p>1,340507415</text:p>
          </table:table-cell>
          <table:table-cell table:formula="of:=ACOS(SIN(RADIANS([.B20]))*SIN(RADIANS([.B21]))+COS(RADIANS([.B20]))*COS(RADIANS([.B21]))*COS(RADIANS([.C21]-[.C20])))*6378.137*1000" office:value-type="float" office:value="67.8975295099384" calcext:value-type="float">
            <text:p>67,8975295099</text:p>
          </table:table-cell>
          <table:table-cell office:value-type="float" office:value="419" calcext:value-type="float">
            <text:p>419</text:p>
          </table:table-cell>
          <table:table-cell table:formula="of:=[.F21]-[.F20]" office:value-type="float" office:value="5" calcext:value-type="float">
            <text:p>5</text:p>
          </table:table-cell>
          <table:table-cell table:formula="of:=[.G21]*100/[.E21]" office:value-type="float" office:value="7.36403818531886" calcext:value-type="float">
            <text:p>7,36403818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.01198" calcext:value-type="float">
            <text:p>48,01198</text:p>
          </table:table-cell>
          <table:table-cell office:value-type="float" office:value="14.43127" calcext:value-type="float">
            <text:p>14,43127</text:p>
          </table:table-cell>
          <table:table-cell table:formula="of:=ACOS(SIN(RADIANS([.B21]))*SIN(RADIANS([.B22]))+COS(RADIANS([.B21]))*COS(RADIANS([.B22]))*COS(RADIANS([.C22]-[.C21])))*6378.137+[.D21]" office:value-type="float" office:value="1.44228889936472" calcext:value-type="float">
            <text:p>1,4422888994</text:p>
          </table:table-cell>
          <table:table-cell table:formula="of:=ACOS(SIN(RADIANS([.B21]))*SIN(RADIANS([.B22]))+COS(RADIANS([.B21]))*COS(RADIANS([.B22]))*COS(RADIANS([.C22]-[.C21])))*6378.137*1000" office:value-type="float" office:value="101.781484402309" calcext:value-type="float">
            <text:p>101,7814844023</text:p>
          </table:table-cell>
          <table:table-cell office:value-type="float" office:value="434" calcext:value-type="float">
            <text:p>434</text:p>
          </table:table-cell>
          <table:table-cell table:formula="of:=[.F22]-[.F21]" office:value-type="float" office:value="15" calcext:value-type="float">
            <text:p>15</text:p>
          </table:table-cell>
          <table:table-cell table:formula="of:=[.G22]*100/[.E22]" office:value-type="float" office:value="14.7374545459662" calcext:value-type="float">
            <text:p>14,7374545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.01197" calcext:value-type="float">
            <text:p>48,01197</text:p>
          </table:table-cell>
          <table:table-cell office:value-type="float" office:value="14.43161" calcext:value-type="float">
            <text:p>14,43161</text:p>
          </table:table-cell>
          <table:table-cell table:formula="of:=ACOS(SIN(RADIANS([.B22]))*SIN(RADIANS([.B23]))+COS(RADIANS([.B22]))*COS(RADIANS([.B23]))*COS(RADIANS([.C23]-[.C22])))*6378.137+[.D22]" office:value-type="float" office:value="1.46763314070812" calcext:value-type="float">
            <text:p>1,4676331407</text:p>
          </table:table-cell>
          <table:table-cell table:formula="of:=ACOS(SIN(RADIANS([.B22]))*SIN(RADIANS([.B23]))+COS(RADIANS([.B22]))*COS(RADIANS([.B23]))*COS(RADIANS([.C23]-[.C22])))*6378.137*1000" office:value-type="float" office:value="25.3442413433959" calcext:value-type="float">
            <text:p>25,3442413434</text:p>
          </table:table-cell>
          <table:table-cell office:value-type="float" office:value="436" calcext:value-type="float">
            <text:p>436</text:p>
          </table:table-cell>
          <table:table-cell table:formula="of:=[.F23]-[.F22]" office:value-type="float" office:value="2" calcext:value-type="float">
            <text:p>2</text:p>
          </table:table-cell>
          <table:table-cell table:formula="of:=[.G23]*100/[.E23]" office:value-type="float" office:value="7.89133899453319" calcext:value-type="float">
            <text:p>7,89133899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01201" calcext:value-type="float">
            <text:p>48,01201</text:p>
          </table:table-cell>
          <table:table-cell office:value-type="float" office:value="14.43195" calcext:value-type="float">
            <text:p>14,43195</text:p>
          </table:table-cell>
          <table:table-cell table:formula="of:=ACOS(SIN(RADIANS([.B23]))*SIN(RADIANS([.B24]))+COS(RADIANS([.B23]))*COS(RADIANS([.B24]))*COS(RADIANS([.C24]-[.C23])))*6378.137+[.D23]" office:value-type="float" office:value="1.49334151109343" calcext:value-type="float">
            <text:p>1,4933415111</text:p>
          </table:table-cell>
          <table:table-cell table:formula="of:=ACOS(SIN(RADIANS([.B23]))*SIN(RADIANS([.B24]))+COS(RADIANS([.B23]))*COS(RADIANS([.B24]))*COS(RADIANS([.C24]-[.C23])))*6378.137*1000" office:value-type="float" office:value="25.7083703853109" calcext:value-type="float">
            <text:p>25,7083703853</text:p>
          </table:table-cell>
          <table:table-cell office:value-type="float" office:value="439" calcext:value-type="float">
            <text:p>439</text:p>
          </table:table-cell>
          <table:table-cell table:formula="of:=[.F24]-[.F23]" office:value-type="float" office:value="3" calcext:value-type="float">
            <text:p>3</text:p>
          </table:table-cell>
          <table:table-cell table:formula="of:=[.G24]*100/[.E24]" office:value-type="float" office:value="11.6693510908576" calcext:value-type="float">
            <text:p>11,669351090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01244" calcext:value-type="float">
            <text:p>48,01244</text:p>
          </table:table-cell>
          <table:table-cell office:value-type="float" office:value="14.43277" calcext:value-type="float">
            <text:p>14,43277</text:p>
          </table:table-cell>
          <table:table-cell table:formula="of:=ACOS(SIN(RADIANS([.B24]))*SIN(RADIANS([.B25]))+COS(RADIANS([.B24]))*COS(RADIANS([.B25]))*COS(RADIANS([.C25]-[.C24])))*6378.137+[.D24]" office:value-type="float" office:value="1.57093165181389" calcext:value-type="float">
            <text:p>1,5709316518</text:p>
          </table:table-cell>
          <table:table-cell table:formula="of:=ACOS(SIN(RADIANS([.B24]))*SIN(RADIANS([.B25]))+COS(RADIANS([.B24]))*COS(RADIANS([.B25]))*COS(RADIANS([.C25]-[.C24])))*6378.137*1000" office:value-type="float" office:value="77.5901407204654" calcext:value-type="float">
            <text:p>77,5901407205</text:p>
          </table:table-cell>
          <table:table-cell office:value-type="float" office:value="438" calcext:value-type="float">
            <text:p>438</text:p>
          </table:table-cell>
          <table:table-cell table:formula="of:=[.F25]-[.F24]" office:value-type="float" office:value="-1" calcext:value-type="float">
            <text:p>-1</text:p>
          </table:table-cell>
          <table:table-cell table:formula="of:=[.G25]*100/[.E25]" office:value-type="float" office:value="-1.28882354215944" calcext:value-type="float">
            <text:p>-1,288823542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.013" calcext:value-type="float">
            <text:p>48,013</text:p>
          </table:table-cell>
          <table:table-cell office:value-type="float" office:value="14.43513" calcext:value-type="float">
            <text:p>14,43513</text:p>
          </table:table-cell>
          <table:table-cell table:formula="of:=ACOS(SIN(RADIANS([.B25]))*SIN(RADIANS([.B26]))+COS(RADIANS([.B25]))*COS(RADIANS([.B26]))*COS(RADIANS([.C26]-[.C25])))*6378.137+[.D25]" office:value-type="float" office:value="1.75740690049495" calcext:value-type="float">
            <text:p>1,7574069005</text:p>
          </table:table-cell>
          <table:table-cell table:formula="of:=ACOS(SIN(RADIANS([.B25]))*SIN(RADIANS([.B26]))+COS(RADIANS([.B25]))*COS(RADIANS([.B26]))*COS(RADIANS([.C26]-[.C25])))*6378.137*1000" office:value-type="float" office:value="186.475248681059" calcext:value-type="float">
            <text:p>186,4752486811</text:p>
          </table:table-cell>
          <table:table-cell office:value-type="float" office:value="450" calcext:value-type="float">
            <text:p>450</text:p>
          </table:table-cell>
          <table:table-cell table:formula="of:=[.F26]-[.F25]" office:value-type="float" office:value="12" calcext:value-type="float">
            <text:p>12</text:p>
          </table:table-cell>
          <table:table-cell table:formula="of:=[.G26]*100/[.E26]" office:value-type="float" office:value="6.43517039654117" calcext:value-type="float">
            <text:p>6,435170396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.01334" calcext:value-type="float">
            <text:p>48,01334</text:p>
          </table:table-cell>
          <table:table-cell office:value-type="float" office:value="14.43667" calcext:value-type="float">
            <text:p>14,43667</text:p>
          </table:table-cell>
          <table:table-cell table:formula="of:=ACOS(SIN(RADIANS([.B26]))*SIN(RADIANS([.B27]))+COS(RADIANS([.B26]))*COS(RADIANS([.B27]))*COS(RADIANS([.C27]-[.C26])))*6378.137+[.D26]" office:value-type="float" office:value="1.87817233953252" calcext:value-type="float">
            <text:p>1,8781723395</text:p>
          </table:table-cell>
          <table:table-cell table:formula="of:=ACOS(SIN(RADIANS([.B26]))*SIN(RADIANS([.B27]))+COS(RADIANS([.B26]))*COS(RADIANS([.B27]))*COS(RADIANS([.C27]-[.C26])))*6378.137*1000" office:value-type="float" office:value="120.765439037567" calcext:value-type="float">
            <text:p>120,7654390376</text:p>
          </table:table-cell>
          <table:table-cell office:value-type="float" office:value="451" calcext:value-type="float">
            <text:p>451</text:p>
          </table:table-cell>
          <table:table-cell table:formula="of:=[.F27]-[.F26]" office:value-type="float" office:value="1" calcext:value-type="float">
            <text:p>1</text:p>
          </table:table-cell>
          <table:table-cell table:formula="of:=[.G27]*100/[.E27]" office:value-type="float" office:value="0.828051475628658" calcext:value-type="float">
            <text:p>0,82805147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.01334" calcext:value-type="float">
            <text:p>48,01334</text:p>
          </table:table-cell>
          <table:table-cell office:value-type="float" office:value="14.43719" calcext:value-type="float">
            <text:p>14,43719</text:p>
          </table:table-cell>
          <table:table-cell table:formula="of:=ACOS(SIN(RADIANS([.B27]))*SIN(RADIANS([.B28]))+COS(RADIANS([.B27]))*COS(RADIANS([.B28]))*COS(RADIANS([.C28]-[.C27])))*6378.137+[.D27]" office:value-type="float" office:value="1.91689571727038" calcext:value-type="float">
            <text:p>1,9168957173</text:p>
          </table:table-cell>
          <table:table-cell table:formula="of:=ACOS(SIN(RADIANS([.B27]))*SIN(RADIANS([.B28]))+COS(RADIANS([.B27]))*COS(RADIANS([.B28]))*COS(RADIANS([.C28]-[.C27])))*6378.137*1000" office:value-type="float" office:value="38.7233777378654" calcext:value-type="float">
            <text:p>38,7233777379</text:p>
          </table:table-cell>
          <table:table-cell office:value-type="float" office:value="453" calcext:value-type="float">
            <text:p>453</text:p>
          </table:table-cell>
          <table:table-cell table:formula="of:=[.F28]-[.F27]" office:value-type="float" office:value="2" calcext:value-type="float">
            <text:p>2</text:p>
          </table:table-cell>
          <table:table-cell table:formula="of:=[.G28]*100/[.E28]" office:value-type="float" office:value="5.16483870167223" calcext:value-type="float">
            <text:p>5,164838701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.01325" calcext:value-type="float">
            <text:p>48,01325</text:p>
          </table:table-cell>
          <table:table-cell office:value-type="float" office:value="14.43788" calcext:value-type="float">
            <text:p>14,43788</text:p>
          </table:table-cell>
          <table:table-cell table:formula="of:=ACOS(SIN(RADIANS([.B28]))*SIN(RADIANS([.B29]))+COS(RADIANS([.B28]))*COS(RADIANS([.B29]))*COS(RADIANS([.C29]-[.C28])))*6378.137+[.D28]" office:value-type="float" office:value="1.96924632701979" calcext:value-type="float">
            <text:p>1,969246327</text:p>
          </table:table-cell>
          <table:table-cell table:formula="of:=ACOS(SIN(RADIANS([.B28]))*SIN(RADIANS([.B29]))+COS(RADIANS([.B28]))*COS(RADIANS([.B29]))*COS(RADIANS([.C29]-[.C28])))*6378.137*1000" office:value-type="float" office:value="52.3506097494021" calcext:value-type="float">
            <text:p>52,3506097494</text:p>
          </table:table-cell>
          <table:table-cell office:value-type="float" office:value="458" calcext:value-type="float">
            <text:p>458</text:p>
          </table:table-cell>
          <table:table-cell table:formula="of:=[.F29]-[.F28]" office:value-type="float" office:value="5" calcext:value-type="float">
            <text:p>5</text:p>
          </table:table-cell>
          <table:table-cell table:formula="of:=[.G29]*100/[.E29]" office:value-type="float" office:value="9.55098713068401" calcext:value-type="float">
            <text:p>9,55098713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.01312" calcext:value-type="float">
            <text:p>48,01312</text:p>
          </table:table-cell>
          <table:table-cell office:value-type="float" office:value="14.43856" calcext:value-type="float">
            <text:p>14,43856</text:p>
          </table:table-cell>
          <table:table-cell table:formula="of:=ACOS(SIN(RADIANS([.B29]))*SIN(RADIANS([.B30]))+COS(RADIANS([.B29]))*COS(RADIANS([.B30]))*COS(RADIANS([.C30]-[.C29])))*6378.137+[.D29]" office:value-type="float" office:value="2.02191200757113" calcext:value-type="float">
            <text:p>2,0219120076</text:p>
          </table:table-cell>
          <table:table-cell table:formula="of:=ACOS(SIN(RADIANS([.B29]))*SIN(RADIANS([.B30]))+COS(RADIANS([.B29]))*COS(RADIANS([.B30]))*COS(RADIANS([.C30]-[.C29])))*6378.137*1000" office:value-type="float" office:value="52.6656805513408" calcext:value-type="float">
            <text:p>52,6656805513</text:p>
          </table:table-cell>
          <table:table-cell office:value-type="float" office:value="463" calcext:value-type="float">
            <text:p>463</text:p>
          </table:table-cell>
          <table:table-cell table:formula="of:=[.F30]-[.F29]" office:value-type="float" office:value="5" calcext:value-type="float">
            <text:p>5</text:p>
          </table:table-cell>
          <table:table-cell table:formula="of:=[.G30]*100/[.E30]" office:value-type="float" office:value="9.49384864613262" calcext:value-type="float">
            <text:p>9,493848646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.01261" calcext:value-type="float">
            <text:p>48,01261</text:p>
          </table:table-cell>
          <table:table-cell office:value-type="float" office:value="14.43968" calcext:value-type="float">
            <text:p>14,43968</text:p>
          </table:table-cell>
          <table:table-cell table:formula="of:=ACOS(SIN(RADIANS([.B30]))*SIN(RADIANS([.B31]))+COS(RADIANS([.B30]))*COS(RADIANS([.B31]))*COS(RADIANS([.C31]-[.C30])))*6378.137+[.D30]" office:value-type="float" office:value="2.12280577829434" calcext:value-type="float">
            <text:p>2,1228057783</text:p>
          </table:table-cell>
          <table:table-cell table:formula="of:=ACOS(SIN(RADIANS([.B30]))*SIN(RADIANS([.B31]))+COS(RADIANS([.B30]))*COS(RADIANS([.B31]))*COS(RADIANS([.C31]-[.C30])))*6378.137*1000" office:value-type="float" office:value="100.89377072321" calcext:value-type="float">
            <text:p>100,8937707232</text:p>
          </table:table-cell>
          <table:table-cell office:value-type="float" office:value="470" calcext:value-type="float">
            <text:p>470</text:p>
          </table:table-cell>
          <table:table-cell table:formula="of:=[.F31]-[.F30]" office:value-type="float" office:value="7" calcext:value-type="float">
            <text:p>7</text:p>
          </table:table-cell>
          <table:table-cell table:formula="of:=[.G31]*100/[.E31]" office:value-type="float" office:value="6.9379902741505" calcext:value-type="float">
            <text:p>6,93799027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.01257" calcext:value-type="float">
            <text:p>48,01257</text:p>
          </table:table-cell>
          <table:table-cell office:value-type="float" office:value="14.43994" calcext:value-type="float">
            <text:p>14,43994</text:p>
          </table:table-cell>
          <table:table-cell table:formula="of:=ACOS(SIN(RADIANS([.B31]))*SIN(RADIANS([.B32]))+COS(RADIANS([.B31]))*COS(RADIANS([.B32]))*COS(RADIANS([.C32]-[.C31])))*6378.137+[.D31]" office:value-type="float" office:value="2.14267334758717" calcext:value-type="float">
            <text:p>2,1426733476</text:p>
          </table:table-cell>
          <table:table-cell table:formula="of:=ACOS(SIN(RADIANS([.B31]))*SIN(RADIANS([.B32]))+COS(RADIANS([.B31]))*COS(RADIANS([.B32]))*COS(RADIANS([.C32]-[.C31])))*6378.137*1000" office:value-type="float" office:value="19.8675692928323" calcext:value-type="float">
            <text:p>19,8675692928</text:p>
          </table:table-cell>
          <table:table-cell office:value-type="float" office:value="471" calcext:value-type="float">
            <text:p>471</text:p>
          </table:table-cell>
          <table:table-cell table:formula="of:=[.F32]-[.F31]" office:value-type="float" office:value="1" calcext:value-type="float">
            <text:p>1</text:p>
          </table:table-cell>
          <table:table-cell table:formula="of:=[.G32]*100/[.E32]" office:value-type="float" office:value="5.03332836171748" calcext:value-type="float">
            <text:p>5,033328361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.0127" calcext:value-type="float">
            <text:p>48,0127</text:p>
          </table:table-cell>
          <table:table-cell office:value-type="float" office:value="14.44122" calcext:value-type="float">
            <text:p>14,44122</text:p>
          </table:table-cell>
          <table:table-cell table:formula="of:=ACOS(SIN(RADIANS([.B32]))*SIN(RADIANS([.B33]))+COS(RADIANS([.B32]))*COS(RADIANS([.B33]))*COS(RADIANS([.C33]-[.C32])))*6378.137+[.D32]" office:value-type="float" office:value="2.23908601397568" calcext:value-type="float">
            <text:p>2,239086014</text:p>
          </table:table-cell>
          <table:table-cell table:formula="of:=ACOS(SIN(RADIANS([.B32]))*SIN(RADIANS([.B33]))+COS(RADIANS([.B32]))*COS(RADIANS([.B33]))*COS(RADIANS([.C33]-[.C32])))*6378.137*1000" office:value-type="float" office:value="96.4126663885092" calcext:value-type="float">
            <text:p>96,4126663885</text:p>
          </table:table-cell>
          <table:table-cell office:value-type="float" office:value="470" calcext:value-type="float">
            <text:p>470</text:p>
          </table:table-cell>
          <table:table-cell table:formula="of:=[.F33]-[.F32]" office:value-type="float" office:value="-1" calcext:value-type="float">
            <text:p>-1</text:p>
          </table:table-cell>
          <table:table-cell table:formula="of:=[.G33]*100/[.E33]" office:value-type="float" office:value="-1.0372081153428" calcext:value-type="float">
            <text:p>-1,037208115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.01278" calcext:value-type="float">
            <text:p>48,01278</text:p>
          </table:table-cell>
          <table:table-cell office:value-type="float" office:value="14.44169" calcext:value-type="float">
            <text:p>14,44169</text:p>
          </table:table-cell>
          <table:table-cell table:formula="of:=ACOS(SIN(RADIANS([.B33]))*SIN(RADIANS([.B34]))+COS(RADIANS([.B33]))*COS(RADIANS([.B34]))*COS(RADIANS([.C34]-[.C33])))*6378.137+[.D33]" office:value-type="float" office:value="2.27520158993557" calcext:value-type="float">
            <text:p>2,2752015899</text:p>
          </table:table-cell>
          <table:table-cell table:formula="of:=ACOS(SIN(RADIANS([.B33]))*SIN(RADIANS([.B34]))+COS(RADIANS([.B33]))*COS(RADIANS([.B34]))*COS(RADIANS([.C34]-[.C33])))*6378.137*1000" office:value-type="float" office:value="36.1155759598921" calcext:value-type="float">
            <text:p>36,1155759599</text:p>
          </table:table-cell>
          <table:table-cell office:value-type="float" office:value="472" calcext:value-type="float">
            <text:p>472</text:p>
          </table:table-cell>
          <table:table-cell table:formula="of:=[.F34]-[.F33]" office:value-type="float" office:value="2" calcext:value-type="float">
            <text:p>2</text:p>
          </table:table-cell>
          <table:table-cell table:formula="of:=[.G34]*100/[.E34]" office:value-type="float" office:value="5.53777683684482" calcext:value-type="float">
            <text:p>5,537776836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01362" calcext:value-type="float">
            <text:p>48,01362</text:p>
          </table:table-cell>
          <table:table-cell office:value-type="float" office:value="14.44328" calcext:value-type="float">
            <text:p>14,44328</text:p>
          </table:table-cell>
          <table:table-cell table:formula="of:=ACOS(SIN(RADIANS([.B34]))*SIN(RADIANS([.B35]))+COS(RADIANS([.B34]))*COS(RADIANS([.B35]))*COS(RADIANS([.C35]-[.C34])))*6378.137+[.D34]" office:value-type="float" office:value="2.42607714460907" calcext:value-type="float">
            <text:p>2,4260771446</text:p>
          </table:table-cell>
          <table:table-cell table:formula="of:=ACOS(SIN(RADIANS([.B34]))*SIN(RADIANS([.B35]))+COS(RADIANS([.B34]))*COS(RADIANS([.B35]))*COS(RADIANS([.C35]-[.C34])))*6378.137*1000" office:value-type="float" office:value="150.875554673496" calcext:value-type="float">
            <text:p>150,8755546735</text:p>
          </table:table-cell>
          <table:table-cell office:value-type="float" office:value="475" calcext:value-type="float">
            <text:p>475</text:p>
          </table:table-cell>
          <table:table-cell table:formula="of:=[.F35]-[.F34]" office:value-type="float" office:value="3" calcext:value-type="float">
            <text:p>3</text:p>
          </table:table-cell>
          <table:table-cell table:formula="of:=[.G35]*100/[.E35]" office:value-type="float" office:value="1.98839368411416" calcext:value-type="float">
            <text:p>1,988393684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.01566" calcext:value-type="float">
            <text:p>48,01566</text:p>
          </table:table-cell>
          <table:table-cell office:value-type="float" office:value="14.44702" calcext:value-type="float">
            <text:p>14,44702</text:p>
          </table:table-cell>
          <table:table-cell table:formula="of:=ACOS(SIN(RADIANS([.B35]))*SIN(RADIANS([.B36]))+COS(RADIANS([.B35]))*COS(RADIANS([.B36]))*COS(RADIANS([.C36]-[.C35])))*6378.137+[.D35]" office:value-type="float" office:value="2.78543043099614" calcext:value-type="float">
            <text:p>2,785430431</text:p>
          </table:table-cell>
          <table:table-cell table:formula="of:=ACOS(SIN(RADIANS([.B35]))*SIN(RADIANS([.B36]))+COS(RADIANS([.B35]))*COS(RADIANS([.B36]))*COS(RADIANS([.C36]-[.C35])))*6378.137*1000" office:value-type="float" office:value="359.353286387073" calcext:value-type="float">
            <text:p>359,3532863871</text:p>
          </table:table-cell>
          <table:table-cell office:value-type="float" office:value="476" calcext:value-type="float">
            <text:p>476</text:p>
          </table:table-cell>
          <table:table-cell table:formula="of:=[.F36]-[.F35]" office:value-type="float" office:value="1" calcext:value-type="float">
            <text:p>1</text:p>
          </table:table-cell>
          <table:table-cell table:formula="of:=[.G36]*100/[.E36]" office:value-type="float" office:value="0.278277683238678" calcext:value-type="float">
            <text:p>0,278277683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.01587" calcext:value-type="float">
            <text:p>48,01587</text:p>
          </table:table-cell>
          <table:table-cell office:value-type="float" office:value="14.44714" calcext:value-type="float">
            <text:p>14,44714</text:p>
          </table:table-cell>
          <table:table-cell table:formula="of:=ACOS(SIN(RADIANS([.B36]))*SIN(RADIANS([.B37]))+COS(RADIANS([.B36]))*COS(RADIANS([.B37]))*COS(RADIANS([.C37]-[.C36])))*6378.137+[.D36]" office:value-type="float" office:value="2.81045690186801" calcext:value-type="float">
            <text:p>2,8104569019</text:p>
          </table:table-cell>
          <table:table-cell table:formula="of:=ACOS(SIN(RADIANS([.B36]))*SIN(RADIANS([.B37]))+COS(RADIANS([.B36]))*COS(RADIANS([.B37]))*COS(RADIANS([.C37]-[.C36])))*6378.137*1000" office:value-type="float" office:value="25.0264708718667" calcext:value-type="float">
            <text:p>25,0264708719</text:p>
          </table:table-cell>
          <table:table-cell office:value-type="float" office:value="476" calcext:value-type="float">
            <text:p>476</text:p>
          </table:table-cell>
          <table:table-cell table:formula="of:=[.F37]-[.F36]" office:value-type="float" office:value="0" calcext:value-type="float">
            <text:p>0</text:p>
          </table:table-cell>
          <table:table-cell table:formula="of:=[.G37]*100/[.E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.01613" calcext:value-type="float">
            <text:p>48,01613</text:p>
          </table:table-cell>
          <table:table-cell office:value-type="float" office:value="14.44702" calcext:value-type="float">
            <text:p>14,44702</text:p>
          </table:table-cell>
          <table:table-cell table:formula="of:=ACOS(SIN(RADIANS([.B37]))*SIN(RADIANS([.B38]))+COS(RADIANS([.B37]))*COS(RADIANS([.B38]))*COS(RADIANS([.C38]-[.C37])))*6378.137+[.D37]" office:value-type="float" office:value="2.84074791400817" calcext:value-type="float">
            <text:p>2,840747914</text:p>
          </table:table-cell>
          <table:table-cell table:formula="of:=ACOS(SIN(RADIANS([.B37]))*SIN(RADIANS([.B38]))+COS(RADIANS([.B37]))*COS(RADIANS([.B38]))*COS(RADIANS([.C38]-[.C37])))*6378.137*1000" office:value-type="float" office:value="30.2910121401642" calcext:value-type="float">
            <text:p>30,2910121402</text:p>
          </table:table-cell>
          <table:table-cell office:value-type="float" office:value="474" calcext:value-type="float">
            <text:p>474</text:p>
          </table:table-cell>
          <table:table-cell table:formula="of:=[.F38]-[.F37]" office:value-type="float" office:value="-2" calcext:value-type="float">
            <text:p>-2</text:p>
          </table:table-cell>
          <table:table-cell table:formula="of:=[.G38]*100/[.E38]" office:value-type="float" office:value="-6.60261859440515" calcext:value-type="float">
            <text:p>-6,602618594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.01626" calcext:value-type="float">
            <text:p>48,01626</text:p>
          </table:table-cell>
          <table:table-cell office:value-type="float" office:value="14.44706" calcext:value-type="float">
            <text:p>14,44706</text:p>
          </table:table-cell>
          <table:table-cell table:formula="of:=ACOS(SIN(RADIANS([.B38]))*SIN(RADIANS([.B39]))+COS(RADIANS([.B38]))*COS(RADIANS([.B39]))*COS(RADIANS([.C39]-[.C38])))*6378.137+[.D38]" office:value-type="float" office:value="2.85552253475877" calcext:value-type="float">
            <text:p>2,8555225348</text:p>
          </table:table-cell>
          <table:table-cell table:formula="of:=ACOS(SIN(RADIANS([.B38]))*SIN(RADIANS([.B39]))+COS(RADIANS([.B38]))*COS(RADIANS([.B39]))*COS(RADIANS([.C39]-[.C38])))*6378.137*1000" office:value-type="float" office:value="14.7746207505985" calcext:value-type="float">
            <text:p>14,7746207506</text:p>
          </table:table-cell>
          <table:table-cell office:value-type="float" office:value="474" calcext:value-type="float">
            <text:p>474</text:p>
          </table:table-cell>
          <table:table-cell table:formula="of:=[.F39]-[.F38]" office:value-type="float" office:value="0" calcext:value-type="float">
            <text:p>0</text:p>
          </table:table-cell>
          <table:table-cell table:formula="of:=[.G39]*100/[.E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.01686" calcext:value-type="float">
            <text:p>48,01686</text:p>
          </table:table-cell>
          <table:table-cell office:value-type="float" office:value="14.44792" calcext:value-type="float">
            <text:p>14,44792</text:p>
          </table:table-cell>
          <table:table-cell table:formula="of:=ACOS(SIN(RADIANS([.B39]))*SIN(RADIANS([.B40]))+COS(RADIANS([.B39]))*COS(RADIANS([.B40]))*COS(RADIANS([.C40]-[.C39])))*6378.137+[.D39]" office:value-type="float" office:value="2.9480539133372" calcext:value-type="float">
            <text:p>2,9480539133</text:p>
          </table:table-cell>
          <table:table-cell table:formula="of:=ACOS(SIN(RADIANS([.B39]))*SIN(RADIANS([.B40]))+COS(RADIANS([.B39]))*COS(RADIANS([.B40]))*COS(RADIANS([.C40]-[.C39])))*6378.137*1000" office:value-type="float" office:value="92.5313785784286" calcext:value-type="float">
            <text:p>92,5313785784</text:p>
          </table:table-cell>
          <table:table-cell office:value-type="float" office:value="477" calcext:value-type="float">
            <text:p>477</text:p>
          </table:table-cell>
          <table:table-cell table:formula="of:=[.F40]-[.F39]" office:value-type="float" office:value="3" calcext:value-type="float">
            <text:p>3</text:p>
          </table:table-cell>
          <table:table-cell table:formula="of:=[.G40]*100/[.E40]" office:value-type="float" office:value="3.24214341782148" calcext:value-type="float">
            <text:p>3,242143417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.01734" calcext:value-type="float">
            <text:p>48,01734</text:p>
          </table:table-cell>
          <table:table-cell office:value-type="float" office:value="14.44851" calcext:value-type="float">
            <text:p>14,44851</text:p>
          </table:table-cell>
          <table:table-cell table:formula="of:=ACOS(SIN(RADIANS([.B40]))*SIN(RADIANS([.B41]))+COS(RADIANS([.B40]))*COS(RADIANS([.B41]))*COS(RADIANS([.C41]-[.C40])))*6378.137+[.D40]" office:value-type="float" office:value="3.01722921768015" calcext:value-type="float">
            <text:p>3,0172292177</text:p>
          </table:table-cell>
          <table:table-cell table:formula="of:=ACOS(SIN(RADIANS([.B40]))*SIN(RADIANS([.B41]))+COS(RADIANS([.B40]))*COS(RADIANS([.B41]))*COS(RADIANS([.C41]-[.C40])))*6378.137*1000" office:value-type="float" office:value="69.1753043429538" calcext:value-type="float">
            <text:p>69,175304343</text:p>
          </table:table-cell>
          <table:table-cell office:value-type="float" office:value="478" calcext:value-type="float">
            <text:p>478</text:p>
          </table:table-cell>
          <table:table-cell table:formula="of:=[.F41]-[.F40]" office:value-type="float" office:value="1" calcext:value-type="float">
            <text:p>1</text:p>
          </table:table-cell>
          <table:table-cell table:formula="of:=[.G41]*100/[.E41]" office:value-type="float" office:value="1.44560260268932" calcext:value-type="float">
            <text:p>1,4456026027</text:p>
          </table:table-cell>
          <table:table-cell/>
        </table:table-row>
        <table:table-row table:style-name="ro1">
          <table:table-cell table:number-columns-repeated="6"/>
          <table:table-cell table:formula="of:=SUMIF([.G2:.G41];&quot;&gt;0&quot;)" office:value-type="float" office:value="169" calcext:value-type="float">
            <text:p>169</text:p>
          </table:table-cell>
          <table:table-cell table:formula="of:=MAXA([.H3:.H41])" office:value-type="float" office:value="18.6162297827782" calcext:value-type="float">
            <text:p>18,6162297828</text:p>
          </table:table-cell>
          <table:table-cell table:formula="of:=SUM([.G3:.G41])*100/([.D41]*1000)" office:value-type="float" office:value="5.40230748942983" calcext:value-type="float">
            <text:p>5,4023074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.00.0000</text:date>, <text:time style:data-style-name="N2" text:time-value="17:27:49.9760568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3T17:29:24.735715222</dc:date>
    <dc:creator>Thomas Treml</dc:creator>
    <meta:generator>LibreOffice/4.2.7.2$Linux_X86_64 LibreOffice_project/420m0$Build-2</meta:generator>
    <meta:editing-duration>P0D</meta:editing-duration>
    <meta:editing-cycles>3</meta:editing-cycles>
    <meta:document-statistic meta:table-count="1" meta:cell-count="3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" chart:maximum="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9cm" svg:y="4.181cm" style:legend-expansion="high" chart:style-name="ch2"/>
        <chart:plot-area chart:style-name="ch3" table:cell-range-address="Tabelle1.F1:Tabelle1.F41" chart:data-source-has-labels="row" svg:x="0.32cm" svg:y="0.18cm" svg:width="12.879cm" svg:height="8.64cm">
          <chartooo:coordinate-region svg:x="1.152cm" svg:y="0.399cm" svg:width="11.852cm" svg:height="7.2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F2:Tabelle1.F41" chart:label-cell-address="Tabelle1.F1:Tabelle1.F1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titude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5">
                <text:p>315</text:p>
                <draw:g>
                  <svg:desc>Tabelle1.F2:Tabelle1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8">
                <text:p>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